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4304" officeooo:paragraph-rsid="00014304"/>
    </style:style>
    <style:style style:name="T1" style:family="text">
      <style:text-properties officeooo:rsid="0002ab17"/>
    </style:style>
    <style:style style:name="T2" style:family="text">
      <style:text-properties officeooo:rsid="00042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feel that this letter is appropriate for PRL primarily because of the transition from a free-flowing to a critically slow-flow regime; this is not something we have seen <text:span text:style-name="T2">in such a simple model</text:span>, so we believe it is new. Furthermore, <text:span text:style-name="T2">we make a surprising amount of progress using the mean-field approximation, which is usually very poor in 1D, and some researchers might be interested in why that is</text:span>. Finally, the model we have studied is sufficiently generic that it might relate to work researchers are investigating in a variety of fields which we <text:span text:style-name="T1">are not particularly familiar wit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57:51.531821681</meta:creation-date>
    <dc:date>2018-03-07T17:46:22.679855329</dc:date>
    <meta:editing-duration>PT35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99" meta:character-count="587" meta:non-whitespace-character-count="489"/>
  </office:meta>
</office:document-meta>
</file>